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Liste_20_des_20_objets_20_par_20_version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des objets par 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5"/>
          <table:table-cell table:style-name="ce12" office:value-type="string" calcext:value-type="string" table:number-columns-spanned="2" table:number-rows-spanned="1">
            <text:p>documentation fait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documentation en cour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12" office:value-type="string" calcext:value-type="string" table:number-columns-spanned="2" table:number-rows-spanned="1">
            <text:p>inclus dans la versi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version</text:p>
          </table:table-cell>
          <table:table-cell table:style-name="ce14" office:value-type="string" calcext:value-type="string">
            <text:p>0.0.1</text:p>
          </table:table-cell>
          <table:table-cell table:style-name="ce14" office:value-type="string" calcext:value-type="string">
            <text:p>0.0.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objets</text:p>
          </table:table-cell>
          <table:table-cell table:style-name="ce9" office:value-type="string" calcext:value-type="string">
            <text:p>OOject</text:p>
          </table:table-cell>
          <table:table-cell table:style-name="ce1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11">
            <text:p>objets contenant</text:p>
          </table:table-cell>
          <table:table-cell table:style-name="ce10" office:value-type="string" calcext:value-type="string">
            <text:p>OSContainer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Div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Form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Dialog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Head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Nav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Section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Articl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Asid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Foot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4"/>
          <table:table-cell table:style-name="ce11" office:value-type="string" calcext:value-type="string">
            <text:p>OSWizard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1">
            <text:p>objets contenus</text:p>
          </table:table-cell>
          <table:table-cell table:style-name="ce10" office:value-type="string" calcext:value-type="string">
            <text:p>ODContained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Ancho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adg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lock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utton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Checkbox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Content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Dropzone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DatePick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mag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con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nput</text:p>
          </table:table-cell>
          <table:table-cell table:style-name="ce6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Menu</text:p>
          </table:table-cell>
          <table:table-cell table:style-name="ce14"/>
          <table:table-cell table:style-name="ce6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Notification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Radio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Select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Span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able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extarea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reeview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4"/>
          <table:table-cell table:style-name="ce11" office:value-type="string" calcext:value-type="string">
            <text:p>ODVideo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 table:number-rows-repeated="989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09:33:52.042228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objets_20_par_20_version" style:display-name="PageStyle_Liste des objets par 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3T09:35:07.403883992</dc:date>
    <meta:editing-duration>PT5M15S</meta:editing-duration>
    <meta:editing-cycles>5</meta:editing-cycles>
    <meta:document-statistic meta:table-count="1" meta:cell-count="61" meta:object-count="0"/>
  </office:meta>
</office:document-meta>
</file>